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a933" loext:opacity="100%" fo:font-weight="bold" style:font-weight-asian="bold" style:font-weight-complex="bold"/>
    </style:style>
    <style:style style:name="P3" style:family="paragraph" style:parent-style-name="Standard">
      <style:text-properties fo:color="#2a6099" loext:opacity="100%" fo:font-weight="bold" style:font-weight-asian="bold" style:font-weight-complex="bold"/>
    </style:style>
    <style:style style:name="P4" style:family="paragraph" style:parent-style-name="Standard">
      <style:text-properties officeooo:paragraph-rsid="0009e21f"/>
    </style:style>
    <style:style style:name="P5" style:family="paragraph" style:parent-style-name="Standard">
      <style:text-properties fo:color="#ff0000" loext:opacity="100%" fo:font-weight="bold" style:font-weight-asian="bold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09e21f" style:font-weight-asian="bold" style:font-weight-complex="bold"/>
    </style:style>
    <style:style style:name="T4" style:family="text">
      <style:text-properties fo:color="#ff0000" loext:opacity="100%" style:font-name="FreeMono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8000" loext:opacity="100%"/>
    </style:style>
    <style:style style:name="T7" style:family="text">
      <style:text-properties fo:color="#ff8000" loext:opacity="100%" fo:font-weight="bold" style:font-weight-asian="bold" style:font-weight-complex="bold"/>
    </style:style>
    <style:style style:name="T8" style:family="text">
      <style:text-properties fo:color="#ea7500" loext:opacity="100%" fo:font-weight="bold" style:font-weight-asian="bold" style:font-weight-complex="bold"/>
    </style:style>
    <style:style style:name="T9" style:family="text">
      <style:text-properties fo:color="#ffb66c" loext:opacity="100%" fo:font-weight="bold" style:font-weight-asian="bold" style:font-weight-complex="bold"/>
    </style:style>
    <style:style style:name="T10" style:family="text">
      <style:text-properties fo:color="#be480a" loext:opacity="100%"/>
    </style:style>
    <style:style style:name="T11" style:family="text">
      <style:text-properties fo:color="#be480a" loext:opacity="100%" fo:font-weight="bold" style:font-weight-asian="bold" style:font-weight-complex="bold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style:font-name="FreeMono" fo:font-weight="bold" style:font-weight-asian="bold" style:font-weight-complex="bold"/>
    </style:style>
    <style:style style:name="T15" style:family="text">
      <style:text-properties fo:color="#000000" loext:opacity="100%" style:font-name="FreeMon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Commander</text:p>
      <text:p text:style-name="Standard"/>
      <text:p text:style-name="P1">Acteur : Client</text:p>
      <text:p text:style-name="Standard"/>
      <text:p text:style-name="P1">Données d'entrée : Produits sélectionnés par le Client</text:p>
      <text:p text:style-name="P1">Le cas d'utilisation commence lorsque le client clique sur le bouton &lt;&lt;Commander&gt;&gt;</text:p>
      <text:p text:style-name="Standard"/>
      <text:p text:style-name="P1">Scénario :</text:p>
      <text:p text:style-name="P2">1- Le système demande au client de saisir son identifiant et son mot de passe.</text:p>
      <text:p text:style-name="P3">2- Le client saisit son identifiant et son mot de passe et valide</text:p>
      <text:p text:style-name="Standard"><text:s text:c="3"/><text:span text:style-name="T2">Scénario d'erreur : "Client inconnu"</text:span></text:p>
      <text:p text:style-name="P4"><text:s text:c="3"/><text:span text:style-name="T2">Le client n'est pas connu du système. Le système affiche un message d'erreur.</text:span></text:p>
      <text:p text:style-name="P4"><text:span text:style-name="T2"><text:s text:c="3"/>Retour </text:span><text:span text:style-name="T3">à</text:span><text:span text:style-name="T2"> l'étape 1.</text:span></text:p>
      <text:p text:style-name="P2">3- Le système demande au client de choisir son adresse de livraison parmi sa liste d'adresse ou d'en saisir une nouvelle</text:p>
      <text:p text:style-name="Standard"><text:s text:c="4"/><text:span text:style-name="T11">Scénario alternative : "nouvelle adresse de livraison ou modification de l'adresse"</text:span></text:p>
      <text:p text:style-name="P4"><text:s text:c="4"/><text:span text:style-name="T13">Le client saisit une nouvelle adresse de livraison et valide.</text:span></text:p>
      <text:p text:style-name="P4"><text:span text:style-name="T13"><text:s text:c="4"/>OU Le client modifie son adresse et valide.</text:span></text:p>
      <text:p text:style-name="Standard"><text:s text:c="4"/><text:span text:style-name="T11">Le Scénario reprend à l'étape 5.</text:span></text:p>
      <text:p text:style-name="P3">4- Le client choisit une adresse de livraison et valide.</text:p>
      <text:p text:style-name="P2">5- Le système demande au client de choisir son adresse de facturation parmi sa liste d'adresse ou d'en saisir une nouvelle</text:p>
      <text:p text:style-name="Standard"><text:s text:c="4"/><text:span text:style-name="T11">Scénario alternative : "nouvelle adresse de facturation ou modification de l'adresse"</text:span></text:p>
      <text:p text:style-name="Standard"><text:s text:c="4"/><text:span text:style-name="T13">Le client saisit une nouvelle adresse de facturation et valide. OU Le client modifie son <text:s text:c="6"/><text:tab/>adresse et valide.</text:span></text:p>
      <text:p text:style-name="Standard"><text:s text:c="4"/><text:span text:style-name="T11">Le Scénario reprend à l'étape 7.</text:span></text:p>
      <text:p text:style-name="P3">6- Le client choisit une adresse de facturation et valide</text:p>
      <text:p text:style-name="P2">7- Le système affiche un récapitulatif de la commande, indique le montant total de la livraison et demande au client de choisir un mode de paiement (carte bancaire, virements, prélèvements)</text:p>
      <text:p text:style-name="P3">8- Le client choisit un mode de paiement et valide</text:p>
      <text:p text:style-name="P2">9- Le système demande au client de saisir ses informations de paiement et valide</text:p>
      <text:p text:style-name="P3">10- Le client saisit ses informations de paiement et valide</text:p>
      <text:p text:style-name="Standard"><text:s text:c="4"/><text:span text:style-name="T2">Scénario d'erreur : Transaction impossible</text:span></text:p>
      <text:p text:style-name="P5"><text:s text:c="4"/>Le système informe le client que ses informations de paiement sont incorrectes.</text:p>
      <text:p text:style-name="P5"><text:s text:c="4"/>Retour à l'étape 9.</text:p>
      <text:p text:style-name="P3">11- Le système informe le client que la transaction s'est effectuée correctement et un e-mail récapitulatif de la commande est envoyé au client</text:p>
      <text:p text:style-name="Standard"/>
      <text:p text:style-name="Standard"/>
      <text:p text:style-name="Standard"><text:tab/><text:tab/><text:tab/><text:tab/><text:tab/><text:span text:style-name="T4"><text:tab/></text:span><text:span text:style-name="T15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03:56.434671677</meta:creation-date>
    <dc:date>2023-09-26T15:16:32.024311681</dc:date>
    <meta:editing-duration>PT2M7S</meta:editing-duration>
    <meta:editing-cycles>1</meta:editing-cycles>
    <meta:document-statistic meta:table-count="0" meta:image-count="0" meta:object-count="0" meta:page-count="1" meta:paragraph-count="30" meta:word-count="319" meta:character-count="1975" meta:non-whitespace-character-count="1624"/>
    <meta:generator>LibreOffice/7.3.7.2$Linux_X86_64 LibreOffice_project/30$Build-2</meta:generator>
  </office:meta>
</office:document-meta>
</file>